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, Helvetica, sans-serif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Arial" fo:font-size="12pt" fo:letter-spacing="normal" fo:font-style="normal" fo:font-weight="normal"/>
    </style:style>
    <style:style style:name="P5" style:family="paragraph" style:parent-style-name="Text_20_body"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justify" style:justify-single-word="false" fo:orphans="2" fo:widows="2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2" style:family="paragraph" style:parent-style-name="Text_20_body" style:list-style-name="L7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3" style:family="paragraph" style:parent-style-name="Text_20_body" style:list-style-name="L8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4" style:family="paragraph" style:parent-style-name="Text_20_body" style:list-style-name="L9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5" style:family="paragraph" style:parent-style-name="Text_20_body" style:list-style-name="L11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bold" fo:background-color="transparent"/>
    </style:style>
    <style:style style:name="P16" style:family="paragraph" style:parent-style-name="Text_20_body"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P17" style:family="paragraph" style:parent-style-name="Text_20_body" style:list-style-name="L2">
      <loext:graphic-properties draw:fill="none" draw:fill-color="#ffffff"/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P18" style:family="paragraph" style:parent-style-name="Text_20_body" style:list-style-name="L4">
      <loext:graphic-properties draw:fill="none" draw:fill-color="#ffffff"/>
      <style:paragraph-properties fo:margin-left="0.397cm" fo:margin-right="0cm" fo:margin-top="0cm" fo:margin-bottom="0cm" loext:contextual-spacing="false" fo:line-height="138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P19" style:family="paragraph" style:parent-style-name="Text_20_body">
      <style:paragraph-properties fo:margin-left="0.397cm" fo:margin-right="0cm" fo:margin-top="0cm" fo:margin-bottom="0cm" loext:contextual-spacing="false" fo:line-height="138%" fo:orphans="2" fo:widows="2" fo:text-indent="0cm" style:auto-text-indent="false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P20" style:family="paragraph" style:parent-style-name="Text_20_body" style:list-style-name="L10">
      <loext:graphic-properties draw:fill="none" draw:fill-color="#ffffff"/>
      <style:paragraph-properties fo:margin-left="0.397cm" fo:margin-right="0cm" fo:margin-top="0cm" fo:margin-bottom="0cm" loext:contextual-spacing="false" fo:line-height="138%" fo:orphans="2" fo:widows="2" fo:text-indent="0cm" style:auto-text-indent="false" fo:background-color="transparent" style:writing-mode="lr-tb"/>
    </style:style>
    <style:style style:name="P21" style:family="paragraph" style:parent-style-name="Text_20_body" style:list-style-name="L4">
      <loext:graphic-properties draw:fill="none" draw:fill-color="#ffffff"/>
      <style:paragraph-properties fo:margin-left="0.397cm" fo:margin-right="0cm" fo:margin-top="0cm" fo:margin-bottom="0cm" loext:contextual-spacing="false" fo:orphans="2" fo:widows="2" fo:text-indent="0cm" style:auto-text-indent="false" fo:background-color="transparent" style:writing-mode="lr-tb"/>
    </style:style>
    <style:style style:name="P22" style:family="paragraph" style:parent-style-name="Text_20_body">
      <style:paragraph-properties fo:margin-top="0cm" fo:margin-bottom="0cm" loext:contextual-spacing="false" fo:line-height="138%" fo:text-align="justify" style:justify-single-word="false" fo:orphans="2" fo:widows="2" style:writing-mode="lr-tb"/>
      <style:text-properties fo:font-variant="normal" fo:text-transform="none" fo:color="#000000" style:font-name="Arial1" fo:font-size="11pt" fo:letter-spacing="normal" fo:font-style="normal" fo:font-weight="normal" fo:background-color="transparent"/>
    </style:style>
    <style:style style:name="T1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Arial1" fo:font-size="11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000000" style:font-name="Arial1" fo:font-size="11pt" fo:letter-spacing="normal" fo:font-style="normal" fo:font-weight="bold" fo:background-color="transparent" loext:char-shading-value="0"/>
    </style:style>
    <style:style style:name="T4" style:family="text">
      <style:text-properties fo:font-variant="normal" fo:text-transform="none" style:font-name="Arial" fo:font-size="12pt" fo:letter-spacing="normal" fo:font-style="normal" fo:font-weight="normal"/>
    </style:style>
    <style:style style:name="T5" style:family="text">
      <style:text-properties officeooo:rsid="001a36a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L</text:span>ista de possíveis pontos de melhoria do SINJ-DF para o ano de 2019.</text:p>
      <text:list xml:id="list1115198016" text:style-name="L1">
        <text:list-item>
          <text:p text:style-name="P7"><text:bookmark text:name="m_-8871638072480704668m_5041277184781108078m_-8566047462989349781gmail-docs-internal-guid-9d990811-7fff-bb02-328e-f0cbff9f03b5"/>Apresentação textual do sistema.</text:p>
        </text:list-item>
      </text:list>
      <text:p text:style-name="P5">Incluir no menu do SINJ uma apresentação com Sobre, Base legal, Manual, Contribua com o SINJ-DF.</text:p>
      <text:list xml:id="list4198452889" text:style-name="L2">
        <text:list-item>
          <text:p text:style-name="P17">Texto informativo e institucional dos Subcomitês do SINJ-DF.</text:p>
        </text:list-item>
      </text:list>
      <text:list xml:id="list2125744344" text:style-name="L3">
        <text:list-item>
          <text:p text:style-name="P8">Reestruturação da Mensagem Notifique-me</text:p>
        </text:list-item>
      </text:list>
      <text:p text:style-name="P5">Utilizar a estrutura do vide para montar um novo texto padrão que será exibido para usuário;</text:p>
      <text:p text:style-name="P6">Idealmente que o texto traga qual dispositivo do normativo foi alterado. Se possível trazer o link para a parte do dispositivo que foi alterado. </text:p>
      <text:list xml:id="list3372258208" text:style-name="L4">
        <text:list-item>
          <text:p text:style-name="P9">Criar campos com link</text:p>
          <text:list>
            <text:list-item>
              <text:p text:style-name="P18">Campo para informar o número e o ano do Projeto de Lei que permita ser linkado (site da CLDF).</text:p>
            </text:list-item>
            <text:list-item>
              <text:p text:style-name="P18">Dentro do cadastro da ADI, criar campo de acompanhamento da ADI no STF.</text:p>
            </text:list-item>
            <text:list-item>
              <text:p text:style-name="P21"/>
            </text:list-item>
          </text:list>
        </text:list-item>
      </text:list>
      <text:list xml:id="list1052381673" text:style-name="L5">
        <text:list-item>
          <text:p text:style-name="P10">Contagem de cliques nas normas (Estatística de acesso para cada norma)</text:p>
        </text:list-item>
      </text:list>
      <text:p text:style-name="P19">Estudo para criação de uma página de estatísticas para a parte externa.</text:p>
      <text:list xml:id="list3562924777" text:style-name="L6">
        <text:list-item>
          <text:p text:style-name="P11">Mudar o leiaute do sistema</text:p>
        </text:list-item>
      </text:list>
      <text:list xml:id="list324612404" text:style-name="L7">
        <text:list-item>
          <text:p text:style-name="P12">Regulamentação da norma</text:p>
        </text:list-item>
      </text:list>
      <text:p text:style-name="P5">Apresentar a informação de norma regulamentada na frente do status da norma.</text:p>
      <text:p text:style-name="P6">Quando a norma pedir regulamentação, essa informação deverá constar nos detalhes da norma.</text:p>
      <text:p text:style-name="P6">A informação de “aguardando regulamentação” dentro dos detalhes da norma deverá “cair” quando a norma sofrer a regulamentação.</text:p>
      <text:list xml:id="list2025031111" text:style-name="L8">
        <text:list-item>
          <text:p text:style-name="P13">Indexação</text:p>
        </text:list-item>
      </text:list>
      <text:p text:style-name="P5">Melhorar o uso da indexação nas pesquisas do sistema.</text:p>
      <text:list xml:id="list504987537" text:style-name="L9">
        <text:list-item>
          <text:p text:style-name="P14">Criar citação automática do normativo ou artigos específicos conforme ABNT 6023.</text:p>
        </text:list-item>
      </text:list>
      <text:p text:style-name="P19">Modelo da BCE UNB</text:p>
      <text:list xml:id="list2089377817" text:style-name="L10">
        <text:list-item>
          <text:p text:style-name="P20"><text:span text:style-name="T3">XML - </text:span><text:span text:style-name="T2">Alterar estrutura dos textos</text:span></text:p>
        </text:list-item>
      </text:list>
      <text:list xml:id="list473730057" text:style-name="L11">
        <text:list-item>
          <text:p text:style-name="P15">Implementar uma opção para que o normativo que está sendo cadastrado, seja salvo previamente, para uma aceitação posterior</text:p>
        </text:list-item>
      </text:list>
      <text:p text:style-name="P19">O SINJ, hoje, no cadastro de um normativo, publica diretamente. Implementar uma opção de “salvar” localmente para conferência ou aceitação do supervisor, caso tenha sido feito por um estagiário ou servidor em treinamento.</text:p>
      <text:p text:style-name="P2"><text:span text:style-name="T4">O site que gostaríamos de usar de base para as mudanças no SINJ-DF é o </text:span><text:a xlink:type="simple" xlink:href="https://leismunicipais.com.br/legislacao-municipal/1530/leis-de-belo-horizonte/" office:target-frame-name="_blank" xlink:show="new" text:style-name="Internet_20_link" text:visited-style-name="Visited_20_Internet_20_Link"><text:span text:style-name="T1">https://leismunicipais.com.</text:span></text:a></text:p>
      <text:p text:style-name="P3"/>
      <text:p text:style-name="P4">Deste site, destaca-se as "Leis em Destaque", a navegação por artigos o modo centralizado de apresentação do texto das normas.</text:p>
      <text:p text:style-name="P4">Aguardo resposta da mudança de estrutura da criação dos textos das norm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, Helvetica, sans-serif"/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4:41:29.415227068</meta:creation-date>
    <dc:date>2019-08-23T16:53:01.056227502</dc:date>
    <meta:editing-duration>PT5H13M57S</meta:editing-duration>
    <meta:editing-cycles>2</meta:editing-cycles>
    <meta:generator>LibreOffice/6.1.3.2$Linux_X86_64 LibreOffice_project/10$Build-2</meta:generator>
    <meta:document-statistic meta:table-count="0" meta:image-count="0" meta:object-count="0" meta:page-count="1" meta:paragraph-count="28" meta:word-count="339" meta:character-count="2048" meta:non-whitespace-character-count="1749"/>
  </office:meta>
</office:document-meta>
</file>